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um:</text:p>
      <text:p text:style-name="P2"/>
      <text:list xml:id="list7523534022507204947" text:style-name="L1">
        <text:list-item>
          <text:p text:style-name="P5">Helles Pflaster am Boden</text:p>
        </text:list-item>
        <text:list-item>
          <text:p text:style-name="P5">kleiner Markt mit Ständen</text:p>
        </text:list-item>
        <text:list-item>
          <text:p text:style-name="P5">sehr viele Menschen</text:p>
        </text:list-item>
        <text:list-item>
          <text:p text:style-name="P5">Straße um den Platz</text:p>
        </text:list-item>
        <text:list-item>
          <text:p text:style-name="P5">Gebäude außenherum wirken freundlicher (nicht verrostet, keine kaputten Fenster)</text:p>
        </text:list-item>
      </text:list>
      <text:p text:style-name="P3"/>
      <text:p text:style-name="P3">You barely recognize the centre. Everything looks much different than you would have expected. The floor is made of bright grey brickstones, not the ugly almost black ones you remember. It´s a very crowded place, people tend to run around and seemto be happy and confident. There is a street circling around the square which you cannot remember to have seen before. All around the place are small trading boxes, made of aluminium and metal where trades offer their goods. Even the buildings look somehow friendlier, just because they aren´t rusted <text:s/>and cracked yet. But the most important thing to notice: No smog at all!</text:p>
      <text:p text:style-name="P3"/>
      <text:p text:style-name="P6">Raum 1 (Himmelsrichtung northeast):</text:p>
      <text:p text:style-name="P3">You remember this box you´re standing in front of. Now it has a guy sitting inside of it and selling his goods. Bread, sweets, vitamin pills, weapons, wood, coal and water – this guy supplies you with everyting you could possibly need. You never thought of something like that as you first saw it in the future. </text:p>
      <text:p text:style-name="P3"/>
      <text:p text:style-name="P6">Raum 2 (Himmelsrichtung northwest):</text:p>
      <text:p text:style-name="P3">A small trickle – that´s the reason why there is a trench in the ground. The water looks dirty, muddy and polluted, you shouldn´t drink it no matter what condition. A small bridge to crass the trench is just under construction so the people don´t need to jump over it anymore – what a worthy invest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45S</meta:editing-duration>
    <meta:editing-cycles>12</meta:editing-cycles>
    <meta:generator>OpenOffice/4.1.3$Win32 OpenOffice.org_project/413m1$Build-9783</meta:generator>
    <dc:date>2017-12-05T12:01:04.34</dc:date>
    <dc:creator>Nico Enders</dc:creator>
    <meta:document-statistic meta:table-count="0" meta:image-count="0" meta:object-count="0" meta:page-count="1" meta:paragraph-count="11" meta:word-count="256" meta:character-count="1488"/>
    <meta:user-defined meta:name="Info 1"/>
    <meta:user-defined meta:name="Info 2"/>
    <meta:user-defined meta:name="Info 3"/>
    <meta:user-defined meta:name="Info 4"/>
  </office:meta>
</office:document-meta>
</file>